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q\N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51" calcext:value-type="float">
            <text:p>1.151</text:p>
          </table:table-cell>
          <table:table-cell/>
          <table:table-cell office:value-type="float" office:value="1.134593" calcext:value-type="float">
            <text:p>1.134593</text:p>
          </table:table-cell>
          <table:table-cell office:value-type="float" office:value="1.145259" calcext:value-type="float">
            <text:p>1.145259</text:p>
          </table:table-cell>
          <table:table-cell office:value-type="float" office:value="1.133" calcext:value-type="float">
            <text:p>1.13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994973" calcext:value-type="float">
            <text:p>0.994973</text:p>
          </table:table-cell>
          <table:table-cell/>
          <table:table-cell office:value-type="float" office:value="0.994973" calcext:value-type="float">
            <text:p>0.994973</text:p>
          </table:table-cell>
          <table:table-cell table:number-columns-repeated="2" office:value-type="float" office:value="0.984306" calcext:value-type="float">
            <text:p>0.98430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10239" calcext:value-type="float">
            <text:p>0.910239</text:p>
          </table:table-cell>
          <table:table-cell office:value-type="float" office:value="0.91023" calcext:value-type="float">
            <text:p>0.91023</text:p>
          </table:table-cell>
          <table:table-cell/>
          <table:table-cell office:value-type="float" office:value="0.910239" calcext:value-type="float">
            <text:p>0.910239</text:p>
          </table:table-cell>
          <table:table-cell table:number-columns-repeated="2" office:value-type="float" office:value="0.899573" calcext:value-type="float">
            <text:p>0.89957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851528" calcext:value-type="float">
            <text:p>0.851528</text:p>
          </table:table-cell>
          <table:table-cell/>
          <table:table-cell office:value-type="float" office:value="0.835" calcext:value-type="float">
            <text:p>0.835</text:p>
          </table:table-cell>
          <table:table-cell table:number-columns-repeated="2" office:value-type="float" office:value="0.840862" calcext:value-type="float">
            <text:p>0.84086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formula="of:=1/LN(1+SQRT(2))" office:value-type="float" office:value="1.13459265710651" calcext:value-type="float">
            <text:p>1.13459265710651</text:p>
          </table:table-cell>
        </table:table-row>
        <table:table-row table:style-name="ro1">
          <table:table-cell office:value-type="string" calcext:value-type="string">
            <text:p>fin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\N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34" calcext:value-type="float">
            <text:p>1.134</text:p>
          </table:table-cell>
          <table:table-cell office:value-type="float" office:value="1.145593" calcext:value-type="float">
            <text:p>1.14559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78" calcext:value-type="float">
            <text:p>0.978</text:p>
          </table:table-cell>
          <table:table-cell office:value-type="float" office:value="0.994" calcext:value-type="float">
            <text:p>0.99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10239" calcext:value-type="float">
            <text:p>0.910239</text:p>
          </table:table-cell>
          <table:table-cell office:value-type="float" office:value="0.897839" calcext:value-type="float">
            <text:p>0.89783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1528" calcext:value-type="float">
            <text:p>0.851528</text:p>
          </table:table-cell>
          <table:table-cell office:value-type="float" office:value="0.839128" calcext:value-type="float">
            <text:p>0.83912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4">00/00/0000</text:date>, <text:time style:data-style-name="N2" text:time-value="17:23:37.4488326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0:24:22.928190498</meta:creation-date>
    <dc:date>2024-03-14T17:26:38.212722965</dc:date>
    <meta:editing-duration>PT34M24S</meta:editing-duration>
    <meta:editing-cycles>4</meta:editing-cycles>
    <meta:generator>LibreOffice/7.6.5.2$Linux_X86_64 LibreOffice_project/60$Build-2</meta:generator>
    <meta:document-statistic meta:table-count="1" meta:cell-count="51" meta:object-count="0"/>
  </office:meta>
</office:document-meta>
</file>